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F" fo:font-size="10pt" style:font-name-asian="F" style:font-size-asian="10pt" style:font-name-complex="F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style:font-name="F" fo:font-size="10pt" style:font-name-asian="F" style:font-size-asian="10pt" style:font-name-complex="F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F" fo:font-size="16pt" style:font-name-asian="F" style:font-size-asian="16pt" style:font-name-complex="F" style:font-size-complex="16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F" fo:font-size="12pt" style:font-name-asian="F" style:font-size-asian="12pt" style:font-name-complex="F" style:font-size-complex="12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F" fo:font-size="12pt" style:font-name-asian="F" style:font-size-asian="12pt" style:font-name-complex="F" style:font-size-complex="12pt"/>
    </style:style>
    <style:style style:name="P6" style:family="paragraph" style:parent-style-name="Standard" style:list-style-name="L2">
      <style:paragraph-properties fo:text-align="start" style:justify-single-word="false" style:text-autospace="none"/>
      <style:text-properties style:font-name="F" fo:font-size="12pt" style:font-name-asian="F" style:font-size-asian="12pt" style:font-name-complex="F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9" style:family="paragraph" style:parent-style-name="Standard" style:list-style-name="L3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10" style:family="paragraph" style:parent-style-name="Standard" style:list-style-name="L4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11" style:family="paragraph" style:parent-style-name="Standard" style:list-style-name="L6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12" style:family="paragraph" style:parent-style-name="Standard" style:list-style-name="">
      <style:paragraph-properties style:text-autospace="none"/>
      <style:text-properties style:font-name="F" fo:font-size="11pt" style:font-name-asian="F" style:font-size-asian="11pt" style:font-name-complex="F" style:font-size-complex="11pt"/>
    </style:style>
    <style:style style:name="P13" style:family="paragraph" style:parent-style-name="Standard">
      <style:paragraph-properties style:text-autospace="none"/>
      <style:text-properties style:font-name="F" fo:font-size="11pt" style:font-name-asian="F" style:font-size-asian="11pt" style:font-name-complex="F" style:font-size-complex="11pt"/>
    </style:style>
    <style:style style:name="P14" style:family="paragraph" style:parent-style-name="Standard" style:list-style-name="">
      <style:paragraph-properties fo:text-align="start" style:justify-single-word="false" style:text-autospace="none"/>
    </style:style>
    <style:style style:name="P15" style:family="paragraph" style:parent-style-name="Standard" style:list-style-name="L2">
      <style:paragraph-properties fo:text-align="start" style:justify-single-word="false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F" fo:font-size="12pt" style:font-name-asian="F" style:font-size-asian="12pt" style:font-name-complex="F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7pt" style:font-size-asian="7pt" style:font-size-complex="7pt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Base de données avancées</text:p>
      <text:p text:style-name="P4"/>
      <text:p text:style-name="P4">Binôme : Erica Huam et Alejandro Castellanos</text:p>
      <text:p text:style-name="P4">Sommaire :</text:p>
      <text:p text:style-name="P4"/>
      <text:p text:style-name="P4">Modèle entité-relation du projet joint dans le fichier Banque.jpg</text:p>
      <text:p text:style-name="P4"/>
      <text:p text:style-name="P4">-Le diagramme de classe, son passage aux tables</text:p>
      <text:p text:style-name="P4">-Les Fonctions</text:p>
      <text:p text:style-name="P4">-Les principales fonctionnalités</text:p>
      <text:p text:style-name="P4">-Améliorations futures</text:p>
      <text:p text:style-name="P4"/>
      <text:list xml:id="list1817720467" text:style-name="L1">
        <text:list-item>
          <text:p text:style-name="P5">Le diagramme de classe, son passage aux tables</text:p>
          <text:p text:style-name="P2"><text:span text:style-name="T1"/></text:p>
        </text:list-item>
      </text:list>
      <text:p text:style-name="P1"><text:span text:style-name="T1">La modélisation de notre base de donnes a été désignée à partir d'une table centrale compte, qui</text:span></text:p>
      <text:p text:style-name="P1"><text:span text:style-name="T1">a comme attribut principal un identificateur PK Nbcompte. Chaque compte peut avoir un ou plusieurs titulaires identifies pour le le champ Unique PK Id_Perso dans la table personnes, dans cette table nous pourrons enregistrer l'information pertinente aux clients des banques. </text:span></text:p>
      <text:p text:style-name="P1"><text:span text:style-name="T1"/></text:p>
      <text:p text:style-name="P1"><text:span text:style-name="T1">Les comptes peuvent aussi être de différents types définies dans la table type_compte, si le type de compte es de type « jointe » on doit la rélationer !! avec la table comptes_joints dont on stocke les information supplémentaires pour ce type particulier de comptes.</text:span></text:p>
      <text:p text:style-name="P4"/>
      <text:p text:style-name="P4">Une compte est aussi liée a une agence qui est au même temps liée a une banque spécifique avec la relation FKAgence FOREIGN KEY (BanqueId_banque).</text:p>
      <text:p text:style-name="P4"/>
      <text:p text:style-name="P4">Les comptes donnent la possibilité aux titulaires de avoir des cartes bancaires et cheques liées a la compte grâce a la référence vers <text:s/>« PK Nbcompte » dans les tables cheque et carte_bancaire respectivement. C'est aussi importante mentionner que les cartes bancaires peuvent avoir différentes types définies dans la table « type_carte ». </text:p>
      <text:p text:style-name="P4"><text:span text:style-name="T3"/></text:p>
      <text:p text:style-name="P4"><text:span text:style-name="T3"/></text:p>
      <text:p text:style-name="P4"><text:span text:style-name="T3">La fonctionnalité principal des comptes bancaires <text:s/>son les transactions qui permettent le « flux » <text:s/>(char(1)) d'argent vers le extérieur 'O' pour out tels comme retraits prélèvements, virements etc... et des dépôts 'I' pour in par cheque espèce ou virements aussi.</text:span></text:p>
      <text:p text:style-name="P4"><text:span text:style-name="T3"/></text:p>
      <text:p text:style-name="P4"><text:span text:style-name="T3">Cette table est mis en relation avec des tiers associes et reconnues dans le système bancaire pour leurs RIBs,</text:span></text:p>
      <text:p text:style-name="P4"><text:span text:style-name="T3">et cela nous permet de connaître tous les donnes bancaires nécessaires pour effectuer une transaction.</text:span></text:p>
      <text:p text:style-name="P4"><text:span text:style-name="T3"><text:s/></text:span></text:p>
      <text:p text:style-name="P4"><text:span text:style-name="T3">C'est important de connaître la nature des opérations bancaires pour bien effectuer les débits stockes dans la table « debits » et référence par les <text:s text:c="2"/>FKdebits_compte FOREIGN KEY (Nbcompte) REFERENCES Compte (NbCompte) au cas contraire les fonds seront crédites et additionnes au solde de la compte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Règles de gestion Implémentées :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list xml:id="list544506772" text:style-name="L2">
        <text:list-item>
          <text:list>
            <text:list-item>
              <text:p text:style-name="P15"><text:span text:style-name="T2">Le compte à vue et <text:s/>Ouverture d’un compte</text:span></text:p>
              <text:p text:style-name="P6"/>
            </text:list-item>
          </text:list>
        </text:list-item>
      </text:list>
      <text:p text:style-name="P8">Au moment de l'entrée en relation avec une banque, la première opération que nous</text:p>
      <text:p text:style-name="P1"><text:span text:style-name="T3">effectuons est celle de l’ouverture d’un compte avec la fonction créer compte().</text:span></text:p>
      <text:p text:style-name="P1"><text:span text:style-name="T3"/></text:p>
      <text:p text:style-name="P1"><text:span text:style-name="T3"/></text:p>
      <text:p text:style-name="P1"><text:span text:style-name="T3"><text:s/>C’est le compte ordinaire que l’on utilise pour déposer <text:s/>notre argent gérer notre budget.</text:span></text:p>
      <text:p text:style-name="P8">la convention de compte dépends du type de compte qui <text:s text:c="2"/>indique si notre compte fonctionne avec ou sans moyen de paiement (chéquier et/ ou cartes bancaire). Par ailleurs, il donne lieu à un relevé de compte au moins une fois par mois.</text:p>
      <text:p text:style-name="P1"><text:span text:style-name="T3"/></text:p>
      <text:p text:style-name="P1"><text:span text:style-name="T3">Si les comptes sont <text:s/>rémunères les comptes auront des intérêts positifs annuellement </text:span></text:p>
      <text:p text:style-name="P12">A titre d’indication, les taux moyens vont de 0,10 % `a 0,75 % selon les revenus déclarés et stockes dans la table personne.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8">Les fonctionnalités principaux sont :</text:p>
      <text:p text:style-name="P8"/>
      <text:list xml:id="list1330910622" text:style-name="L3">
        <text:list-item>
          <text:p text:style-name="P9">Fermeture d’un compte</text:p>
        </text:list-item>
      </text:list>
      <text:p text:style-name="P7"/>
      <text:p text:style-name="P7">c'est fait a partir de une dernier virement dans une nouvelle compte ou un retrait de especes restants</text:p>
      <text:p text:style-name="P7"/>
      <text:list xml:id="list711023938" text:style-name="L4">
        <text:list-item>
          <text:p text:style-name="P10">Consultation du solde</text:p>
        </text:list-item>
      </text:list>
      <text:p text:style-name="P7"/>
      <text:p text:style-name="P7">fait avec la fun cons_solde() ;</text:p>
      <text:list xml:id="list1682424361" text:style-name="L6">
        <text:list-header>
          <text:p text:style-name="P11"/>
        </text:list-header>
        <text:list-item>
          <text:p text:style-name="P11">Retrait d’espèces,Virement entre comptes d’une banque, Mise en place d’un virement périodique<text:tab/></text:p>
        </text:list-item>
      </text:list>
      <text:p text:style-name="P13"/>
      <text:p text:style-name="P12"/>
      <text:p text:style-name="P12"><text:s text:c="7"/>7. Interdiction bancaire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jandro Castellanos</meta:initial-creator>
    <meta:creation-date>2014-01-06T00:26:34</meta:creation-date>
    <dc:date>2014-01-06T02:58:50</dc:date>
    <dc:creator>Alejandro Castellanos</dc:creator>
    <meta:editing-duration>PT2H32M24S</meta:editing-duration>
    <meta:editing-cycles>13</meta:editing-cycles>
    <meta:generator>OpenOffice.org/3.3$Unix OpenOffice.org_project/330m20$Build-9567</meta:generator>
    <meta:document-statistic meta:table-count="0" meta:image-count="0" meta:object-count="0" meta:page-count="2" meta:paragraph-count="34" meta:word-count="532" meta:character-count="3326"/>
  </office:meta>
</office:document-meta>
</file>